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03b8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03b8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03b8f" style:font-name="arial" style:font-size-asian="11pt" style:font-size-complex="11pt"/>
    </style:style>
    <style:style style:family="paragraph" style:name="P5" style:parent-style-name="Standard">
      <style:text-properties officeooo:paragraph-rsid="00003b8f" style:font-name="arial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03b8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3b8f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5"/>
      <text:p text:style-name="P10">Transmis de la décision concernant un certificat d'urbanisme n°2</text:p>
      <text:p text:style-name="P6"/>
      <text:p text:style-name="P8"/>
      <text:p text:style-name="P8"/>
      <text:p text:style-name="P8"><office:annotation><dc:creator>Gauthier Bastien</dc:creator><dc:date>2011-02-16T16:12:24</dc:date><text:p text:style-name="P11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/text:p>
      <text:p text:style-name="P8"><text:span text:style-name="T3">Référence cadastrale</text:span> : <text:text-input text:description="Parcelles">licence_view.get_parcels()</text:text-input></text:p>
      <text:p text:style-name="P8"/>
      <text:p text:style-name="P8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/>
      <text:p text:style-name="P8">Suite à votre réclamation lors de l’enquête publique relative au dossier repris ci-dessus, j’ai l’honneur de vous faire parvenir, en annexe, la décision du Collège Communal, prise en séance du <text:text-input text:description="Date de la décision">tool.formatDate(urbanEventObj.getDecisionDate())</text:text-input><text:s/>concernant le certificat d’urbanisme n°2 de <text:text-input text:description="Demandeurs">self.getApplicantsSignaletic()</text:text-input>.</text:p>
      <text:p text:style-name="P8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8"/>
      <text:p text:style-name="P8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03b8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03b8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03b8f" style:font-name="arial" style:font-size-asian="11pt" style:font-size-complex="11pt"/>
    </style:style>
    <style:style style:family="paragraph" style:name="P5" style:parent-style-name="Standard">
      <style:text-properties officeooo:paragraph-rsid="00003b8f" style:font-name="arial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03b8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3b8f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5"/>
      <text:p text:style-name="P10">Transmis de la décision concernant un certificat d'urbanisme n°2</text:p>
      <text:p text:style-name="P6"/>
      <text:p text:style-name="P8"/>
      <text:p text:style-name="P8"/>
      <text:p text:style-name="P8"><office:annotation><dc:creator>Gauthier Bastien</dc:creator><dc:date>2011-02-16T16:12:24</dc:date><text:p text:style-name="P11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/text:p>
      <text:p text:style-name="P8"><text:span text:style-name="T3">Référence cadastrale</text:span> : <text:text-input text:description="Parcelles">licence_view.get_parcels()</text:text-input></text:p>
      <text:p text:style-name="P8"/>
      <text:p text:style-name="P8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/>
      <text:p text:style-name="P8">Suite à votre réclamation lors de l’enquête publique relative au dossier repris ci-dessus, j’ai l’honneur de vous faire parvenir, en annexe, la décision du Collège Communal, prise en séance du <text:text-input text:description="Date de la décision">tool.formatDate(urbanEventObj.getDecisionDate())</text:text-input><text:s/>concernant le certificat d’urbanisme n°2 de <text:text-input text:description="Demandeurs">self.getApplicantsSignaletic()</text:text-input>.</text:p>
      <text:p text:style-name="P8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8"/>
      <text:p text:style-name="P8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03b8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03b8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03b8f" style:font-name="arial" style:font-size-asian="11pt" style:font-size-complex="11pt"/>
    </style:style>
    <style:style style:family="paragraph" style:name="P5" style:parent-style-name="Standard">
      <style:text-properties officeooo:paragraph-rsid="00003b8f" style:font-name="arial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03b8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3b8f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5"/>
      <text:p text:style-name="P10">Transmis de la décision concernant un certificat d'urbanisme n°2</text:p>
      <text:p text:style-name="P6"/>
      <text:p text:style-name="P8"/>
      <text:p text:style-name="P8"/>
      <text:p text:style-name="P8"><office:annotation><dc:creator>Gauthier Bastien</dc:creator><dc:date>2011-02-16T16:12:24</dc:date><text:p text:style-name="P11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/text:p>
      <text:p text:style-name="P8"><text:span text:style-name="T3">Référence cadastrale</text:span> : <text:text-input text:description="Parcelles">licence_view.get_parcels()</text:text-input></text:p>
      <text:p text:style-name="P8"/>
      <text:p text:style-name="P8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/>
      <text:p text:style-name="P8">Suite à votre réclamation lors de l’enquête publique relative au dossier repris ci-dessus, j’ai l’honneur de vous faire parvenir, en annexe, la décision du Collège Communal, prise en séance du <text:text-input text:description="Date de la décision">tool.formatDate(urbanEventObj.getDecisionDate())</text:text-input><text:s/>concernant le certificat d’urbanisme n°2 de <text:text-input text:description="Demandeurs">self.getApplicantsSignaletic()</text:text-input>.</text:p>
      <text:p text:style-name="P8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8"/>
      <text:p text:style-name="P8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03b8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03b8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03b8f" style:font-name="arial" style:font-size-asian="11pt" style:font-size-complex="11pt"/>
    </style:style>
    <style:style style:family="paragraph" style:name="P5" style:parent-style-name="Standard">
      <style:text-properties officeooo:paragraph-rsid="00003b8f" style:font-name="arial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03b8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3b8f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5"/>
      <text:p text:style-name="P10">Transmis de la décision concernant un certificat d'urbanisme n°2</text:p>
      <text:p text:style-name="P6"/>
      <text:p text:style-name="P8"/>
      <text:p text:style-name="P8"/>
      <text:p text:style-name="P8"><office:annotation><dc:creator>Gauthier Bastien</dc:creator><dc:date>2011-02-16T16:12:24</dc:date><text:p text:style-name="P11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/text:p>
      <text:p text:style-name="P8"><text:span text:style-name="T3">Référence cadastrale</text:span> : <text:text-input text:description="Parcelles">licence_view.get_parcels()</text:text-input></text:p>
      <text:p text:style-name="P8"/>
      <text:p text:style-name="P8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/>
      <text:p text:style-name="P8">Suite à votre réclamation lors de l’enquête publique relative au dossier repris ci-dessus, j’ai l’honneur de vous faire parvenir, en annexe, la décision du Collège Communal, prise en séance du <text:text-input text:description="Date de la décision">tool.formatDate(urbanEventObj.getDecisionDate())</text:text-input><text:s/>concernant le certificat d’urbanisme n°2 de <text:text-input text:description="Demandeurs">self.getApplicantsSignaletic()</text:text-input>.</text:p>
      <text:p text:style-name="P8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8"/>
      <text:p text:style-name="P8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margin-top="0cm" fo:margin-bottom="0cm" loext:contextual-spacing="false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08.435413766</dc:date>
    <dc:language>fr-FR</dc:language>
    <meta:editing-cycles>149</meta:editing-cycles>
    <meta:editing-duration>P2DT7H48M35S</meta:editing-duration>
    <meta:document-statistic meta:table-count="1" meta:image-count="0" meta:object-count="0" meta:page-count="1" meta:paragraph-count="14" meta:word-count="115" meta:character-count="1044" meta:non-whitespace-character-count="962"/>
    <meta:user-defined meta:name="Info 1"/>
    <meta:user-defined meta:name="Info 2"/>
    <meta:user-defined meta:name="Info 3"/>
    <meta:user-defined meta:name="Info 4"/>
  </office:meta>
</office:document-meta>
</file>